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3">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3">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3">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3">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um</text:p>
          </table:table-cell>
          <table:covered-table-cell table:number-columns-repeated="5" table:style-name="ce17"/>
          <table:table-cell table:style-name="ce5"/>
          <table:table-cell table:style-name="ce28"/>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N/A</text:p>
          </table:table-cell>
          <table:covered-table-cell table:number-columns-repeated="5" table:style-name="ce18"/>
          <table:table-cell table:style-name="ce5"/>
          <table:table-cell table:style-name="ce5">
            <draw:frame draw:z-index="0" draw:style-name="gr1" draw:text-style-name="P1" svg:width="6.3008in" svg:height="3.1335in" svg:x="2.1539in" svg:y="0.0622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Robert Carr</text:p>
          </table:table-cell>
          <table:covered-table-cell table:number-columns-repeated="5" table:style-name="ce74"/>
          <table:table-cell table:style-name="ce74" table:content-validation-name="val11" office:value-type="string" calcext:value-type="string">
            <text:p>RC</text:p>
          </table:table-cell>
          <table:table-cell table:style-name="ce74" table:content-validation-name="val13" office:value-type="string" calcext:value-type="string">
            <text:p>N/A</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0" calcext:value-type="float">
            <text:p>10</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6" calcext:value-type="float">
            <text:p>6</text:p>
          </table:table-cell>
          <table:table-cell table:style-name="ce79" table:formula="of:=COUNTIF([.G$26:.G$105];&quot;Finished in Sprint 4&quot;)" office:value-type="float" office:value="4" calcext:value-type="float">
            <text:p>4</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54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office:value-type="string" calcext:value-type="string">
            <text:p>RC</text:p>
          </table:table-cell>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office:value-type="string" calcext:value-type="string">
            <text:p>RC</text:p>
          </table:table-cell>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office:value-type="string" calcext:value-type="string">
            <text:p>RC</text:p>
          </table:table-cell>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office:value-type="string" calcext:value-type="string">
            <text:p>RC</text:p>
          </table:table-cell>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54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4])"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4];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4];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4];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4];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4];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4];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4]; &quot;Completed Day 7&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a main window for the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a window for the tool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a window for the plant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a window for the mulch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the mainwin class where it saves and takes in data from the user correctly then prints it back out on the main menu box so the user can view the products they have.</text:p>
          </table:table-cell>
          <table:table-cell table:style-name="ce88" table:content-validation-name="val21" office:value-type="string" calcext:value-type="string">
            <text:p>In Work</text:p>
          </table:table-cell>
          <table:table-cell table:style-name="ce91" table:content-validation-name="val19" office:value-type="string" calcext:value-type="string">
            <text:p>I was unable to make mainwin save data that was entered by the user in a menu interface then print that data back out how it was wanted.</text:p>
          </table:table-cell>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6">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54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RC</text:p>
          </table:table-cell>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As of right now I can save everything in my product vector but I cannot get the type of product to print correctly. If I let tool override it will just print tool and nothing else.</text:p>
          </table:table-cell>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office:value-type="string" calcext:value-type="string">
            <text:p>RC</text:p>
          </table:table-cell>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was stuck for too long on saving the file, so I did not have time to work on loading the file in.</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RC</text:p>
          </table:table-cell>
          <table:table-cell table:style-name="ce164" table:content-validation-name="val17" office:value-type="string" calcext:value-type="string">
            <text:p>Save as a specified / selected filenam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RC</text:p>
          </table:table-cell>
          <table:table-cell table:style-name="ce87" table:content-validation-name="val17" office:value-type="string" calcext:value-type="string">
            <text:p>Provide About dialog for documenting licen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15" office:value-type="string" calcext:value-type="string">
            <text:p>LISTW</text:p>
          </table:table-cell>
          <table:table-cell table:style-name="ce80" table:content-validation-name="val16" office:value-type="string" calcext:value-type="string">
            <text:p>RC</text:p>
          </table:table-cell>
          <table:table-cell table:style-name="ce87" table:content-validation-name="val17" office:value-type="string" calcext:value-type="string">
            <text:p>List all products in the main window data area.</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his was a left over from sprint 2. I was making the process a lot more complicated than it needed to be.</text:p>
          </table:table-cell>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54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RC</text:p>
          </table:table-cell>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office:value-type="string" calcext:value-type="string">
            <text:p>RC</text:p>
          </table:table-cell>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7">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office:value-type="string" calcext:value-type="string">
            <text:p>RC</text:p>
          </table:table-cell>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6</text:p>
          </table:table-cell>
          <table:table-cell table:style-name="ce91" table:content-validation-name="val19" office:value-type="string" calcext:value-type="string">
            <text:p>I can list all customers and enter customer data into a custom dialog, but for some reason I cannot open a store with customer data in it. If I do, it will give me the “Can’t open file!” then usually after that if you click on something it will seg faul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LISTCUST</text:p>
          </table:table-cell>
          <table:table-cell table:style-name="ce80" table:content-validation-name="val16" office:value-type="string" calcext:value-type="string">
            <text:p>RC</text:p>
          </table:table-cell>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54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office:value-type="string" calcext:value-type="string">
            <text:p>RC</text:p>
          </table:table-cell>
          <table:table-cell table:style-name="ce87" table:content-validation-name="val17" office:value-type="string" calcext:value-type="string">
            <text:p>Add a status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office:value-type="string" calcext:value-type="string">
            <text:p>RC</text:p>
          </table:table-cell>
          <table:table-cell table:style-name="ce87" table:content-validation-name="val17" office:value-type="string" calcext:value-type="string">
            <text:p>Create an Order</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can create a dialog to let the user pick a customer that is in the store but I cannot get the second window to edit that order to pop up correctly or without errors.</text:p>
          </table:table-cell>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RC</text:p>
          </table:table-cell>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Until I get the previous step done, of saving orders correctly, I cannot read them ou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RC</text:p>
          </table:table-cell>
          <table:table-cell table:style-name="ce87" table:content-validation-name="val17" office:value-type="string" calcext:value-type="string">
            <text:p>Add a tool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54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6" calcext:value-type="float">
            <text:p>6</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6" calcext:value-type="float">
            <text:p>6</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6" calcext:value-type="float">
            <text:p>6</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ORDER</text:p>
          </table:table-cell>
          <table:table-cell table:style-name="ce80" table:content-validation-name="val16" office:value-type="string" calcext:value-type="string">
            <text:p>RC</text:p>
          </table:table-cell>
          <table:table-cell table:style-name="ce87" table:content-validation-name="val17" office:value-type="string" calcext:value-type="string">
            <text:p>Create an Orde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RC</text:p>
          </table:table-cell>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ORTCUST</text:p>
          </table:table-cell>
          <table:table-cell table:style-name="ce80" table:content-validation-name="val16" office:value-type="string" calcext:value-type="string">
            <text:p>RC</text:p>
          </table:table-cell>
          <table:table-cell table:style-name="ce87" table:content-validation-name="val17" office:value-type="string" calcext:value-type="string">
            <text:p>Sort the Customer list by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ITERATORS</text:p>
          </table:table-cell>
          <table:table-cell table:style-name="ce80" table:content-validation-name="val16" office:value-type="string" calcext:value-type="string">
            <text:p>RC</text:p>
          </table:table-cell>
          <table:table-cell table:style-name="ce87" table:content-validation-name="val17" office:value-type="string" calcext:value-type="string">
            <text:p>REFACTOR: Use iterators with Store's vectors</text:p>
          </table:table-cell>
          <table:table-cell table:style-name="ce88" table:content-validation-name="val18" office:value-type="string" calcext:value-type="string">
            <text:p>Completed Day 7</text:p>
          </table:table-cell>
          <table:table-cell table:style-name="ce91" table:content-validation-name="val19" office:value-type="string" calcext:value-type="string">
            <text:p>I did do it however, with the vectors we were already given in our store class.</text:p>
          </table:table-cell>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office:value-type="string" calcext:value-type="string">
            <text:p>RC</text:p>
          </table:table-cell>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UNIFIED</text:p>
          </table:table-cell>
          <table:table-cell table:style-name="ce80" table:content-validation-name="val16" office:value-type="string" calcext:value-type="string">
            <text:p>RC</text:p>
          </table:table-cell>
          <table:table-cell table:style-name="ce87" table:content-validation-name="val17" office:value-type="string" calcext:value-type="string">
            <text:p>Replace all remaining dialog sequences with unified dialogs each</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CROLL</text:p>
          </table:table-cell>
          <table:table-cell table:style-name="ce80" table:content-validation-name="val16" office:value-type="string" calcext:value-type="string">
            <text:p>RC</text:p>
          </table:table-cell>
          <table:table-cell table:style-name="ce87" table:content-validation-name="val17" office:value-type="string" calcext:value-type="string">
            <text:p>Make the main window’s data area scrollab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8">00/00/0000</text:date>, <text:time style:data-style-name="N2" text:time-value="22:07:01.57931997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2-08-28T22:14:39.121370431</dc:date>
    <meta:editing-cycles>251</meta:editing-cycles>
    <meta:editing-duration>P6DT20H47M59S</meta:editing-duration>
    <meta:generator>LibreOffice/6.4.7.2$Linux_X86_64 LibreOffice_project/40$Build-2</meta:generator>
    <meta:document-statistic meta:table-count="7" meta:cell-count="124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0">
                <text:p>10</text:p>
              </table:table-cell>
            </table:table-row>
            <table:table-row>
              <table:table-cell office:value-type="string">
                <text:p>7</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6 Backlog'.B7:'Sprint 06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